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left" draw:textarea-vertical-align="bottom" draw:auto-grow-height="fals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center" draw:textarea-vertical-align="middle" draw:auto-grow-height="fals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true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3.208cm" svg:x="9.509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399cm" svg:height="12.446cm" svg:x="9.89cm" svg:y="7.477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778cm" svg:x="10.27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18cm" svg:height="1.27cm" svg:x="10.652cm" svg:y="2.016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38cm" svg:y1="3.667cm" svg:x2="12.938cm" svg:y2="4.937cm">
          <text:p/>
        </draw:line>
        <draw:custom-shape draw:style-name="gr3" draw:text-style-name="P1" draw:layer="layout" svg:width="4.839cm" svg:height="2.508cm" svg:x="10.512cm" svg:y="12.462cm">
          <text:p text:style-name="P1">Job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51cm" svg:height="3.048cm" svg:x="12.176cm" svg:y="10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51cm" svg:height="3.302cm" svg:x="12.049cm" svg:y="4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143cm" draw:transform="rotate (-1.5707963267949) translate (13.445cm 5.191cm)">
          <text:p text:style-name="P1">Add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839cm" svg:height="2.508cm" svg:x="21.688cm" svg:y="12.843cm">
          <text:p text:style-name="P1">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143cm" draw:transform="rotate (-1.5707963267949) translate (13.572cm 10.271cm)">
          <text:p text:style-name="P1">Add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192cm" svg:y1="8.239cm" svg:x2="13.192cm" svg:y2="10.017cm">
          <text:p/>
        </draw:line>
        <draw:line draw:style-name="gr7" draw:text-style-name="P1" draw:layer="layout" svg:x1="12.684cm" svg:y1="8.239cm" svg:x2="12.684cm" svg:y2="10.017cm">
          <text:p/>
        </draw:line>
        <draw:custom-shape draw:style-name="gr3" draw:text-style-name="P1" draw:layer="layout" svg:width="3.556cm" svg:height="1.27cm" svg:x="16.621cm" svg:y="8.366cm">
          <text:p text:style-name="P1">New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1.778cm" svg:x="16.367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651cm" svg:height="3.048cm" svg:x="13.446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143cm" draw:transform="rotate (-1.5707963267949) translate (14.842cm 14.557cm)">
          <text:p text:style-name="P1">Next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51cm" svg:height="3.048cm" svg:x="22.717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143cm" draw:transform="rotate (-1.5707963267949) translate (24.113cm 10.779cm)">
          <text:p text:style-name="P1">Handle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71cm" svg:y1="17.383cm" svg:x2="24.107cm" svg:y2="15.351cm" draw:start-shape="id1" draw:start-glue-point="2" draw:end-shape="id2" svg:d="m14271 17383v502h9836v-2534">
          <text:p/>
        </draw:connector>
        <draw:line draw:style-name="gr8" draw:text-style-name="P1" draw:layer="layout" svg:x1="13.192cm" svg:y1="10.017cm" svg:x2="16.367cm" svg:y2="8.874cm">
          <text:p/>
        </draw:line>
        <draw:line draw:style-name="gr8" draw:text-style-name="P1" draw:layer="layout" svg:x1="20.431cm" svg:y1="8.874cm" svg:x2="23.606cm" svg:y2="10.525cm">
          <text:p/>
        </draw:line>
        <draw:frame draw:style-name="gr9" draw:text-style-name="P3" draw:layer="layout" svg:width="13.081cm" svg:height="1.651cm" svg:x="11.795cm" svg:y="21.193cm">
          <draw:text-box>
            <text:p text:style-name="P3"><text:span text:style-name="T1">LinkerZ Job Queue Frame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23:41:57</meta:creation-date>
    <dc:date>2012-07-28T01:11:44</dc:date>
    <meta:editing-duration>PT1H29M3S</meta:editing-duration>
    <meta:editing-cycles>10</meta:editing-cycles>
    <meta:generator>LibreOffice/3.5$MacOSX_x86 LibreOffice_project/7122e39-92ed229-498d286-15e43b4-d70da21</meta:generator>
    <meta:document-statistic meta:object-count="23"/>
  </office:meta>
</office:document-meta>
</file>